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atie stepped from beam to beam. <text:s/>She'd been cautioned to avoid stepping on the flooring, as it would probably not support her weight, if she was going to do this at all. But there were two things she needed to look at.</text:p>
      <text:p text:style-name="Standard"/>
      <text:p text:style-name="Standard">She passed through the burned out living room, now open to the sky and with the walls bent and crumbled, past the still smoking couch and on back to her office. <text:s/>The stack of boxes next to the door was missing, confirming to her at least that this had been theft and arson, as if it could have been anything else. <text:s/>Her laptop had not been stolen but was a warped and twisted mess – the lock on it had prevented it from being moved, a locking mechanism that went all the way down into the rock, so it could not be moved, and since most of her files were on line anyway, there was no real loss there. <text:s/>A legal pad with some notes had been taken. <text:s/>Good luck with that, she thought, as she wrote her notes in Epper-Dutch but with Greek letters, finding that faster than English cursive.</text:p>
      <text:p text:style-name="Standard"/>
      <text:p text:style-name="Standard">Then there was the curios cabinet – items she had inherited from her grandmother, some of which her grandmother had inherited from her grandmother, figures that people had carefully protected for <text:s/>generations. <text:s/>The little Chinese girl was said to have been brought to Europe in the early 1500s from China and predated European ceramics. <text:s/>There had been others, but the cabinet had been broken into and the figurines smashed.</text:p>
      <text:p text:style-name="Standard"/>
      <text:p text:style-name="Standard">This wasn't just a fire. <text:s/>This was war, Katie thought to herself. <text:s/>She had surrendered these precious figures to God long ago, but there was a sadness in that anyone would do this, and that she would be unable to pass these figures on to her own granddaughter.</text:p>
      <text:p text:style-name="Standard"/>
      <text:p text:style-name="Standard">"Maybe it will get to me later," she said to herself. <text:s/>She shrugged and worked her way back out of the War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6S</meta:editing-duration>
    <meta:editing-cycles>3</meta:editing-cycles>
    <meta:generator>OpenOffice/4.1.3$Win32 OpenOffice.org_project/413m1$Build-9783</meta:generator>
    <dc:date>2019-08-13T16:28:38.20</dc:date>
    <meta:document-statistic meta:table-count="0" meta:image-count="0" meta:object-count="0" meta:page-count="1" meta:paragraph-count="5" meta:word-count="332" meta:character-count="1795"/>
    <dc:creator>Tom Engel</dc:creator>
    <meta:user-defined meta:name="Info 1"/>
    <meta:user-defined meta:name="Info 2"/>
    <meta:user-defined meta:name="Info 3"/>
    <meta:user-defined meta:name="Info 4"/>
  </office:meta>
</office:document-meta>
</file>